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opacity="50%" draw:textarea-horizontal-align="justify" draw:textarea-vertical-align="middle" draw:auto-grow-height="false" fo:min-height="12.264cm" fo:min-width="17.114cm" draw:shadow-opacity="50%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2.19cm" fo:min-width="2.84cm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8.236cm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loext:graphic-properties draw:fill-color="#dd481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4" style:family="paragraph">
      <loext:graphic-properties draw:fill-color="#aea79f"/>
      <style:paragraph-properties fo:text-align="center"/>
      <style:text-properties style:font-name="Ubuntu"/>
    </style:style>
    <style:style style:name="P5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6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P8" style:family="paragraph">
      <style:paragraph-properties fo:text-align="center"/>
      <style:text-properties style:font-name="Ubuntu1" fo:font-size="18pt" style:font-size-asian="18pt" style:font-size-complex="18pt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2.8cm" svg:x="9.3cm" svg:y="2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7cm" svg:height="12.8cm" svg:x="2.4cm" svg:y="2.2cm">
          <text:p text:style-name="P2"><text:span text:style-name="T1">Device</text:span></text:p>
          <text:p text:style-name="P2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.5cm" svg:height="4.8cm" svg:x="9.5cm" svg:y="2.2cm">
          <text:p><text:span text:style-name="T2">DeviceSetupStatus </text:span><text:span text:style-name="T3">setupDevice </text:span><text:span text:style-name="T2">(Device *device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1cm" svg:y1="3.2cm" svg:x2="9.5cm" svg:y2="3.2cm">
          <text:p text:style-name="P2"><text:span text:style-name="T1">1</text:span></text:p>
          <text:p text:style-name="P2"><text:span text:style-name="T1"/></text:p>
        </draw:line>
        <draw:custom-shape draw:style-name="gr5" draw:text-style-name="P6" draw:layer="layout" svg:width="17.5cm" svg:height="1.6cm" svg:x="9.5cm" svg:y="10cm">
          <text:p><text:span text:style-name="T4">emit </text:span><text:span text:style-name="T3">deviceSetupFinished </text:span><text:span text:style-name="T4">(Device *, DeviceSetupStatus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736cm" svg:height="0.967cm" svg:x="13.6cm" svg:y="8cm">
          <draw:text-box>
            <text:p><text:span text:style-name="T1">...do the asynchronous setup</text:span></text:p>
          </draw:text-box>
        </draw:frame>
        <draw:line draw:style-name="gr7" draw:text-style-name="P2" draw:layer="layout" svg:x1="6.1cm" svg:y1="10.8cm" svg:x2="9.5cm" svg:y2="10.8cm">
          <text:p text:style-name="P2"><text:span text:style-name="T1">3</text:span></text:p>
          <text:p text:style-name="P2"/>
        </draw:line>
        <draw:line draw:style-name="gr7" draw:text-style-name="P2" draw:layer="layout" svg:x1="6.1cm" svg:y1="6cm" svg:x2="9.5cm" svg:y2="6cm">
          <text:p text:style-name="P2"><text:span text:style-name="T1">2</text:span></text:p>
          <text:p text:style-name="P2"/>
        </draw:line>
        <draw:line draw:style-name="gr7" draw:text-style-name="P8" draw:layer="layout" svg:x1="1.9cm" svg:y1="14.7cm" svg:x2="1.9cm" svg:y2="2.2cm">
          <text:p text:style-name="P2"><text:span text:style-name="T1">Time</text:span></text:p>
          <text:p text:style-name="P2"><text:span text:style-name="T1"/></text:p>
        </draw:line>
        <draw:line draw:style-name="gr4" draw:text-style-name="P5" draw:layer="layout" svg:x1="6.1cm" svg:y1="13.8cm" svg:x2="9.5cm" svg:y2="13.8cm">
          <text:p text:style-name="P2"><text:span text:style-name="T1">4</text:span></text:p>
          <text:p text:style-name="P2"><text:span text:style-name="T1"/></text:p>
        </draw:line>
        <draw:custom-shape draw:style-name="gr5" draw:text-style-name="P6" draw:layer="layout" svg:width="17.5cm" svg:height="1.6cm" svg:x="9.501cm" svg:y="13.001cm">
          <text:p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6:23:50.014699696</dc:date>
    <dc:creator>Simon Stürz</dc:creator>
    <meta:editing-duration>PT22M54S</meta:editing-duration>
    <meta:editing-cycles>12</meta:editing-cycles>
    <meta:generator>LibreOffice/5.0.5.2$Linux_X86_64 LibreOffice_project/00m0$Build-2</meta:generator>
    <meta:document-statistic meta:object-count="11"/>
  </office:meta>
</office:document-meta>
</file>